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KacstNaskh" svg:font-family="KacstNaskh" style:font-pitch="variable"/>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complex="Nazli"/>
    </style:style>
    <style:style style:name="P2" style:family="paragraph" style:parent-style-name="Standard" style:list-style-name="L1">
      <style:paragraph-properties fo:text-align="end" style:justify-single-word="false" style:writing-mode="rl-tb"/>
      <style:text-properties style:font-name-complex="Nazli"/>
    </style:style>
    <style:style style:name="P3"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4"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5" style:family="paragraph" style:parent-style-name="Standard">
      <style:paragraph-properties fo:text-align="center" style:justify-single-word="false" style:writing-mode="rl-tb"/>
      <style:text-properties fo:font-size="14pt" fo:font-weight="bold" style:font-size-asian="14pt" style:font-weight-asian="bold" style:font-name-complex="Nazli" style:font-size-complex="14pt" style:font-weight-complex="bold"/>
    </style:style>
    <style:style style:name="P6" style:family="paragraph" style:parent-style-name="Standard">
      <style:paragraph-properties fo:text-align="start" style:justify-single-word="false" style:writing-mode="lr-tb"/>
      <style:text-properties style:font-name="Courier New" fo:font-size="9pt" style:font-size-asian="9pt" style:font-name-complex="Nazli" style:font-size-complex="9pt"/>
    </style:style>
    <style:style style:name="P7" style:family="paragraph" style:parent-style-name="Standard">
      <style:paragraph-properties fo:text-align="start" style:justify-single-word="false" style:writing-mode="lr-tb"/>
      <style:text-properties style:font-name="Courier New" fo:font-size="9pt" fo:font-weight="normal" style:font-size-asian="9pt" style:font-weight-asian="normal" style:font-name-complex="Nazli" style:font-size-complex="9pt" style:font-weight-complex="normal"/>
    </style:style>
    <style:style style:name="P8" style:family="paragraph" style:parent-style-name="Preformatted_20_Text" style:list-style-name="L1">
      <style:paragraph-properties fo:text-align="start" style:justify-single-word="false" style:writing-mode="lr-tb"/>
      <style:text-properties style:font-name-complex="Nazli"/>
    </style:style>
    <style:style style:name="T1"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راهنمای نصب نرم‌افزار شبیه ساز معاملات بورس</text:p>
      <text:p text:style-name="P1"/>
      <text:p text:style-name="P3">پیش‌نیاز‌های نصب:</text:p>
      <text:p text:style-name="P1">برای نصب و اجرای این نرم‌افزار به Oracle JDK نسخه‌ی ۷ و ابزارMaven نسخه‌ی ۲ نیاز داریم.</text:p>
      <text:p text:style-name="P1">Oracle JDK با استفاده از این آدرس قابل دانلود است: <text:a xlink:type="simple" xlink:href="http://www.oracle.com/technetwork/java/javase/downloads/index.html">http://www.oracle.com/technetwork/java/javase/downloads/index.html</text:a></text:p>
      <text:p text:style-name="P1"/>
      <text:p text:style-name="P1">و برای دریافت و نصب Maven‌ نیز از این آدرس می‌توان استفاده نمود:</text:p>
      <text:p text:style-name="P1"><text:a xlink:type="simple" xlink:href="http://www.apache.org/dyn/closer.cgi/maven/binaries/apache-maven-2.2.1-bin.tar.gz">http://www.apache.org/dyn/closer.cgi/maven/binaries/apache-maven-2.2.1-bin.tar.gz</text:a></text:p>
      <text:p text:style-name="P1"/>
      <text:p text:style-name="P3">کامپایل:</text:p>
      <text:p text:style-name="P1">با تغییر مسیر به پوشه‌ی اصلی پروژه (در این مستند همه جا با /path/to/bnmstest نشان داده شده) و اجرای دستور mvn clean install مرحله‌ی کامپایل و ایجاد فایل‌های مورد نیاز برای اجرا انجام خواهد شد.</text:p>
      <text:p text:style-name="P1"/>
      <text:p text:style-name="P6">cd /path/to/bnmstest</text:p>
      <text:p text:style-name="P6">mvn clean install</text:p>
      <text:p text:style-name="P1"/>
      <text:list xml:id="list1385376143" text:style-name="L1">
        <text:list-item>
          <text:p text:style-name="P2">در این مرحله ممکن است با پیغام خطای maven مبنی بر در دسترس نبودن کتابخانه‌های استفاده شده مواجه شویم. در این صورت از میان تمام کتابخانه‌های استفاده شده در این پروژه که در پوشه‌ی lib قرار داده شده، کتابخانه‌ای که maven برای دریافت آن با مشکل برخورده را با روش دستی نصب می‌کنیم. برای مثال:</text:p>
          <text:p text:style-name="P8"><text:line-break/><text:span text:style-name="T1">mvn install:install-file -Dfile=gxp-0.2.4-beta.jar -DgroupId=com.google -DartifactId=gxp -Dversion=0.2.4-BETA -Dpackaging=jar</text:span></text:p>
        </text:list-item>
      </text:list>
      <text:p text:style-name="P1"><text:line-break/>پس از اجرای موفقیت‌آمیز دستور، پوشه‌یtarget در همان مسیر پروژه ساخته خواهد شد که حاوی فایل bnmstest-1.0.war خواهد بود.</text:p>
      <text:p text:style-name="P1"/>
      <text:p text:style-name="P3">اجرا:</text:p>
      <text:p text:style-name="P4">برای اجرای نرم‌افزار کافیست فایل run.sh که در پوشه‌ی اصلی پروژه وجود دارد را اجرا کنیم.</text:p>
      <text:p text:style-name="P7">cd /path/to/bnmstest</text:p>
      <text:p text:style-name="P7">./run.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KacstNaskh" svg:font-family="KacstNaskh" style:font-pitch="variable"/>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06T13:01:41</meta:creation-date>
    <dc:date>2012-07-06T13:29:45</dc:date>
    <dc:creator>Araz </dc:creator>
    <meta:editing-duration>PT25M8S</meta:editing-duration>
    <meta:editing-cycles>6</meta:editing-cycles>
    <meta:generator>LibreOffice/3.5$Linux_X86_64 LibreOffice_project/350m1$Build-2</meta:generator>
    <meta:document-statistic meta:table-count="0" meta:image-count="0" meta:object-count="0" meta:page-count="1" meta:paragraph-count="17" meta:word-count="195" meta:character-count="1280" meta:non-whitespace-character-count="1102"/>
  </office:meta>
</office:document-meta>
</file>